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yWithException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( ThrowingFunction &lt; T , R &gt; function , BiFunction &lt; String , Exception , RuntimeException &gt; exception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y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( ThrowingFunction &lt; T , R &gt;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ing( BiFunction &lt; String , Exception , RuntimeException &gt; exception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ply( T t , BiFunction &lt; String , Exception , RuntimeException &gt; exceptionWrap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